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rrayTypeImpl.getComponen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rrayTypeImpl.ArrayTypeImpl( com . sun . mirror . type . ArrayType deleg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